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gkelc" style:family="text">
      <style:text-properties style:font-name="Roboto" style:font-name-asian="Times New Roman" fo:font-weight="bold" style:font-weight-asian="bold" style:font-weight-complex="bold" fo:color="#BDC1C6" fo:font-size="10.5pt" style:font-size-asian="10.5pt" style:font-size-complex="10.5pt" fo:background-color="#303134"/>
    </style:style>
    <style:style style:name="T3" style:parent-style-name="hgkelc" style:family="text">
      <style:text-properties style:font-name="Roboto" style:font-name-asian="Times New Roman" fo:font-weight="bold" style:font-weight-asian="bold" style:font-weight-complex="bold" fo:color="#BDC1C6" fo:font-size="10.5pt" style:font-size-asian="10.5pt" style:font-size-complex="10.5pt" fo:background-color="#303134"/>
    </style:style>
    <style:style style:name="T4" style:parent-style-name="hgkelc" style:family="text">
      <style:text-properties style:font-name="Roboto" style:font-name-asian="Times New Roman" fo:color="#BDC1C6" fo:font-size="10.5pt" style:font-size-asian="10.5pt" style:font-size-complex="10.5pt" fo:background-color="#303134"/>
    </style:style>
    <style:style style:name="T5" style:parent-style-name="hgkelc" style:family="text">
      <style:text-properties style:font-name="Roboto" style:font-name-asian="Times New Roman" fo:font-weight="bold" style:font-weight-asian="bold" style:font-weight-complex="bold" fo:color="#BDC1C6" fo:font-size="10.5pt" style:font-size-asian="10.5pt" style:font-size-complex="10.5pt" fo:background-color="#303134"/>
    </style:style>
    <style:style style:name="T6" style:parent-style-name="hgkelc" style:family="text">
      <style:text-properties style:font-name="Roboto" style:font-name-asian="Times New Roman" fo:color="#BDC1C6" fo:font-size="10.5pt" style:font-size-asian="10.5pt" style:font-size-complex="10.5pt" fo:background-color="#303134"/>
    </style:style>
    <style:style style:name="T7" style:parent-style-name="hgkelc" style:family="text">
      <style:text-properties style:font-name="Roboto" style:font-name-asian="Times New Roman" fo:font-weight="bold" style:font-weight-asian="bold" style:font-weight-complex="bold" fo:color="#BDC1C6" fo:font-size="10.5pt" style:font-size-asian="10.5pt" style:font-size-complex="10.5pt" fo:background-color="#303134"/>
    </style:style>
    <style:style style:name="T8" style:parent-style-name="hgkelc" style:family="text">
      <style:text-properties style:font-name="Roboto" style:font-name-asian="Times New Roman" fo:color="#BDC1C6" fo:font-size="10.5pt" style:font-size-asian="10.5pt" style:font-size-complex="10.5pt" fo:background-color="#303134"/>
    </style:style>
    <style:style style:name="T9" style:parent-style-name="kx21rb" style:family="text">
      <style:text-properties style:font-name="Roboto" style:font-name-asian="Times New Roman" fo:color="#9AA0A6" fo:font-size="10.5pt" style:font-size-asian="10.5pt" style:font-size-complex="10.5pt" fo:background-color="#303134"/>
    </style:style>
  </office:automatic-styles>
  <office:body>
    <office:text text:use-soft-page-breaks="true">
      <text:p text:style-name="P1"><text:span text:style-name="T2">Demo</text:span></text:p>
      <text:p text:style-name="Normal"><text:span text:style-name="T3">computer security</text:span><text:span text:style-name="T4">, also called cybersecurity, the protection of </text:span><text:span text:style-name="T5">computer</text:span><text:span text:style-name="T6"> systems and information from harm, theft, and unauthorized use. ... </text:span><text:span text:style-name="T7">Computer</text:span><text:span text:style-name="T8"> hardware is typically protected by the same means used to protect other valuable or sensitive equipment—namely, serial numbers, doors and locks, and alarms.</text:span><text:span text:style-name="T9">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 svg:panose-1="2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gkelc" style:display-name="hgkelc" style:family="text" style:parent-style-name="DefaultParagraphFont"/>
    <style:style style:name="kx21rb" style:display-name="kx21r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ish singh</meta:initial-creator>
    <dc:creator>manish singh</dc:creator>
    <meta:creation-date>2021-06-12T13:00:00Z</meta:creation-date>
    <dc:date>2021-06-12T13:00:00Z</dc:date>
    <meta:template xlink:href="Normal.dotm" xlink:type="simple"/>
    <meta:editing-cycles>2</meta:editing-cycles>
    <meta:editing-duration>PT60S</meta:editing-duration>
    <meta:document-statistic meta:page-count="1" meta:paragraph-count="1" meta:word-count="46" meta:character-count="312" meta:row-count="2" meta:non-whitespace-character-count="267"/>
  </office:meta>
</office:document-meta>
</file>